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0.64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1.5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.2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3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036cm" fo:min-width="4.58cm"/>
    </style:style>
    <style:style style:name="gr6" style:family="graphic" style:parent-style-name="standard">
      <style:graphic-properties draw:stroke="none" svg:stroke-color="#000000" draw:fill="none" draw:fill-color="#ffffff" fo:min-height="2.03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1.5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1.147cm" fo:min-width="2.29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65cm" fo:min-width="0.39cm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0.766cm" fo:min-width="3.183cm"/>
      <style:paragraph-properties style:writing-mode="lr-tb"/>
    </style:style>
    <style:style style:name="gr15" style:family="graphic" style:parent-style-name="standard">
      <style:graphic-properties draw:fill="solid" draw:fill-color="#ffb66c" draw:textarea-horizontal-align="justify" draw:textarea-vertical-align="middle" draw:auto-grow-height="false" fo:min-height="0.766cm" fo:min-width="3.183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top" draw:auto-grow-height="false" fo:min-height="4.043cm" fo:min-width="4.58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4.043cm" fo:min-width="3.945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top" draw:auto-grow-height="false" fo:min-height="4.043cm" fo:min-width="4.199cm"/>
      <style:paragraph-properties style:writing-mode="lr-tb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.02cm" fo:min-width="2.294cm"/>
      <style:paragraph-properties style:writing-mode="lr-tb"/>
    </style:style>
    <style:style style:name="gr20" style:family="graphic" style:parent-style-name="standard">
      <style:graphic-properties draw:fill="solid" draw:fill-color="#3faf46" draw:textarea-horizontal-align="justify" draw:textarea-vertical-align="middle" draw:auto-grow-height="false" fo:min-height="0.766cm" fo:min-width="4.199cm"/>
      <style:paragraph-properties style:writing-mode="lr-tb"/>
    </style:style>
    <style:style style:name="gr21" style:family="graphic" style:parent-style-name="standard">
      <style:graphic-properties draw:fill="solid" draw:fill-color="#bbe33d" draw:textarea-horizontal-align="justify" draw:textarea-vertical-align="middle" draw:auto-grow-height="false" fo:min-height="0.766cm" fo:min-width="3.183cm"/>
      <style:paragraph-properties style:writing-mode="lr-tb"/>
    </style:style>
    <style:style style:name="gr22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29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solid" draw:fill-color="#cccccc"/>
      <style:paragraph-properties fo:text-align="center" style:writing-mode="lr-tb"/>
    </style:style>
    <style:style style:name="P9" style:family="paragraph">
      <loext:graphic-properties draw:fill="solid" draw:fill-color="#ff8000"/>
      <style:paragraph-properties fo:text-align="center"/>
    </style:style>
    <style:style style:name="P10" style:family="paragraph">
      <loext:graphic-properties draw:fill="solid" draw:fill-color="#ffb66c"/>
      <style:paragraph-properties fo:text-align="center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solid" draw:fill-color="#dddddd"/>
      <style:paragraph-properties fo:text-align="center" style:writing-mode="lr-tb"/>
    </style:style>
    <style:style style:name="P14" style:family="paragraph">
      <loext:graphic-properties draw:fill="solid" draw:fill-color="#3faf46"/>
      <style:paragraph-properties fo:text-align="center"/>
    </style:style>
    <style:style style:name="P15" style:family="paragraph">
      <loext:graphic-properties draw:fill="solid" draw:fill-color="#bbe33d"/>
      <style:paragraph-properties fo:text-align="center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016cm" svg:x="10.652cm" svg:y="13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12.049cm" svg:y="13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9.128cm" svg:y="13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442cm" svg:y="9.096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03cm" svg:y="9.096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0.236cm" svg:y="9.096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397cm" svg:x="9.636cm" svg:y="6.286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9cm" svg:height="1.016cm" svg:x="9.636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889cm" svg:height="1.016cm" svg:x="11.033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889cm" svg:height="1.016cm" svg:x="12.303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5.08cm" svg:height="2.286cm" svg:x="8.874cm" svg:y="13.52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2.282cm" svg:x="14.335cm" svg:y="13.91cm">
          <draw:text-box>
            <text:p>Lustre</text:p>
          </draw:text-box>
        </draw:frame>
        <draw:line draw:style-name="gr7" draw:text-style-name="P5" draw:layer="layout" svg:x1="10.017cm" svg:y1="13.398cm" svg:x2="8.747cm" svg:y2="11.366cm">
          <text:p/>
        </draw:line>
        <draw:connector draw:style-name="gr7" draw:text-style-name="P5" draw:layer="layout" draw:type="line" svg:x1="11.311cm" svg:y1="13.305cm" svg:x2="11.324cm" svg:y2="11.453cm" svg:d="M11311 13305l13-1852" svg:viewBox="0 0 14 1853">
          <text:p/>
        </draw:connector>
        <draw:connector draw:style-name="gr7" draw:text-style-name="P5" draw:layer="layout" draw:type="line" svg:x1="13.44cm" svg:y1="13.199cm" svg:x2="14.3cm" svg:y2="11.48cm" svg:d="M13440 13199l860-1719" svg:viewBox="0 0 861 1720">
          <text:p/>
        </draw:connector>
        <draw:frame draw:style-name="gr8" draw:text-style-name="P4" draw:layer="layout" svg:width="7.373cm" svg:height="5.939cm" svg:x="20.424cm" svg:y="4.406cm">
          <draw:text-box>
            <text:p>Example:</text:p>
            <text:p>3TB</text:p>
            <text:p>Lustre: 4GB/s</text:p>
            <text:p>Node: 1GB/s</text:p>
            <text:p>Data transfer: 1000s</text:p>
            <text:p>Compute time: 100s</text:p>
            <text:p>Total: 1100s</text:p>
          </draw:text-box>
        </draw:frame>
        <draw:frame draw:style-name="gr9" draw:text-style-name="P7" draw:layer="layout" svg:width="6.858cm" svg:height="1.673cm" svg:x="8.62cm" svg:y="1.508cm">
          <draw:text-box>
            <text:p text:style-name="P6"><text:span text:style-name="T1">Compute centric</text:span></text:p>
          </draw:text-box>
        </draw:frame>
      </draw:page>
      <draw:page draw:name="page2" draw:style-name="dp1" draw:master-page-name="Default">
        <draw:custom-shape draw:style-name="gr10" draw:text-style-name="P1" draw:layer="layout" svg:width="2.067cm" svg:height="2.286cm" svg:x="8.342cm" svg:y="9.28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93cm" svg:y="9.296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136cm" svg:y="9.296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397cm" svg:x="10.536cm" svg:y="6.486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9cm" svg:height="1.016cm" svg:x="8.631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889cm" svg:height="1.016cm" svg:x="11.425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889cm" svg:height="1.016cm" svg:x="14.092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4" draw:layer="layout" svg:width="7.239cm" svg:height="4.517cm" svg:x="21.066cm" svg:y="7.858cm">
          <draw:text-box>
            <text:p>Example:</text:p>
            <text:p>3TB</text:p>
            <text:p>Node: 2GB/s</text:p>
            <text:p>Data transfer: 500s</text:p>
            <text:p>Compute time: 100s</text:p>
            <text:p>Total: 600s</text:p>
          </draw:text-box>
        </draw:frame>
        <draw:frame draw:style-name="gr9" draw:text-style-name="P7" draw:layer="layout" svg:width="5.461cm" svg:height="1.673cm" svg:x="9.001cm" svg:y="1.889cm">
          <draw:text-box>
            <text:p text:style-name="P6"><text:span text:style-name="T1">Data centric</text:span></text:p>
          </draw:text-box>
        </draw:frame>
      </draw:page>
      <draw:page draw:name="page3" draw:style-name="dp1" draw:master-page-name="Default">
        <draw:custom-shape draw:style-name="gr12" draw:text-style-name="P8" draw:layer="layout" svg:width="2.794cm" svg:height="1.397cm" svg:x="16.24cm" svg:y="18.52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89cm" svg:height="1.143cm" svg:x="12.441cm" svg:y="18.6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7" draw:layer="layout" svg:width="5.461cm" svg:height="1.673cm" svg:x="10.271cm" svg:y="1cm">
          <draw:text-box>
            <text:p text:style-name="P6"><text:span text:style-name="T2">HDFS</text:span></text:p>
          </draw:text-box>
        </draw:frame>
        <draw:custom-shape draw:style-name="gr14" draw:text-style-name="P9" draw:layer="layout" svg:width="3.683cm" svg:height="1.016cm" svg:x="2.905cm" svg:y="18.883cm">
          <text:p text:style-name="P2">NameNode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83cm" svg:height="1.016cm" svg:x="7.023cm" svg:y="18.883cm">
          <text:p text:style-name="P2">DataNode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8cm" svg:height="4.293cm" svg:x="3.286cm" svg:y="6.826cm">
          <text:p text:style-name="P11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4.445cm" svg:height="4.293cm" svg:x="10.017cm" svg:y="6.801cm">
          <text:p text:style-name="P11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699cm" svg:height="4.293cm" svg:x="14.716cm" svg:y="6.826cm">
          <text:p text:style-name="P11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699cm" svg:height="4.293cm" svg:x="19.669cm" svg:y="6.801cm">
          <text:p text:style-name="P11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83cm" svg:height="1.016cm" svg:x="7.023cm" svg:y="18.883cm">
          <text:p text:style-name="P2">DataNod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89cm" svg:height="1.143cm" svg:x="12.841cm" svg:y="18.5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0.889cm" svg:height="1.143cm" svg:x="13.241cm" svg:y="18.3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3.683cm" svg:height="1.016cm" svg:x="7.323cm" svg:y="18.483cm">
          <text:p text:style-name="P2">DataNode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83cm" svg:height="1.016cm" svg:x="7.723cm" svg:y="18.183cm">
          <text:p text:style-name="P2">DataNod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9" draw:text-style-name="P13" draw:layer="layout" svg:width="2.794cm" svg:height="1.27cm" svg:x="18.295cm" svg:y="18.653cm">
          <text:p text:style-name="P1"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461cm" svg:height="1.673cm" svg:x="10.271cm" svg:y="1cm">
          <draw:text-box>
            <text:p text:style-name="P6"><text:span text:style-name="T2">YARN</text:span></text:p>
          </draw:text-box>
        </draw:frame>
        <draw:custom-shape draw:style-name="gr20" draw:text-style-name="P14" draw:layer="layout" svg:width="4.699cm" svg:height="1.016cm" svg:x="1.581cm" svg:y="18.926cm">
          <text:p text:style-name="P2"><text:span text:style-name="T4">Resource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.683cm" svg:height="1.016cm" svg:x="7.023cm" svg:y="18.883cm">
          <text:p text:style-name="P2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8cm" svg:height="4.293cm" svg:x="3.286cm" svg:y="6.825cm">
          <text:p text:style-name="P11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4.445cm" svg:height="4.293cm" svg:x="10.017cm" svg:y="6.8cm">
          <text:p text:style-name="P11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699cm" svg:height="4.293cm" svg:x="14.716cm" svg:y="6.825cm">
          <text:p text:style-name="P11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699cm" svg:height="4.293cm" svg:x="19.669cm" svg:y="6.8cm">
          <text:p text:style-name="P11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2.794cm" svg:height="1.27cm" svg:x="15.097cm" svg:y="18.653cm">
          <text:p text:style-name="P16"><text:span text:style-name="T5">A</text:span><text:span text:style-name="T5">p</text:span><text:span text:style-name="T5">p </text:span><text:span text:style-name="T5">M</text:span><text:span text:style-name="T5">a</text:span><text:span text:style-name="T5">s</text:span><text:span text:style-name="T5">t</text:span><text:span text:style-name="T5">e</text:span><text:span text:style-name="T5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3.683cm" svg:height="1.016cm" svg:x="7.481cm" svg:y="18.494cm">
          <text:p text:style-name="P2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.683cm" svg:height="1.016cm" svg:x="8.255cm" svg:y="18.064cm">
          <text:p text:style-name="P2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794cm" svg:height="1.27cm" svg:x="18.595cm" svg:y="18.353cm">
          <text:p text:style-name="P1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2.794cm" svg:height="1.27cm" svg:x="18.995cm" svg:y="18.053cm">
          <text:p text:style-name="P1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3" draw:text-style-name="P7" draw:layer="layout" svg:width="6.731cm" svg:height="3.095cm" svg:x="10.271cm" svg:y="1cm">
          <draw:text-box>
            <text:p text:style-name="P6"><text:span text:style-name="T2">HADOOP</text:span></text:p>
          </draw:text-box>
        </draw:frame>
        <draw:custom-shape draw:style-name="gr16" draw:text-style-name="P12" draw:layer="layout" svg:width="5.08cm" svg:height="4.293cm" svg:x="3.286cm" svg:y="5.725cm">
          <text:p text:style-name="P11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4.445cm" svg:height="4.293cm" svg:x="10.017cm" svg:y="5.7cm">
          <text:p text:style-name="P11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699cm" svg:height="4.293cm" svg:x="14.716cm" svg:y="5.725cm">
          <text:p text:style-name="P11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699cm" svg:height="4.293cm" svg:x="19.669cm" svg:y="5.7cm">
          <text:p text:style-name="P11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794cm" svg:height="1.397cm" svg:x="15.44cm" svg:y="18.62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89cm" svg:height="1.143cm" svg:x="11.641cm" svg:y="18.7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9" draw:layer="layout" svg:width="3.683cm" svg:height="1.016cm" svg:x="2.105cm" svg:y="18.983cm">
          <text:p text:style-name="P2">NameNode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83cm" svg:height="1.016cm" svg:x="6.223cm" svg:y="18.983cm">
          <text:p text:style-name="P2">DataNode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83cm" svg:height="1.016cm" svg:x="6.223cm" svg:y="18.983cm">
          <text:p text:style-name="P2">DataNod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89cm" svg:height="1.143cm" svg:x="12.041cm" svg:y="18.6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0.889cm" svg:height="1.143cm" svg:x="12.441cm" svg:y="18.4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3.683cm" svg:height="1.016cm" svg:x="6.523cm" svg:y="18.583cm">
          <text:p text:style-name="P2">DataNode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83cm" svg:height="1.016cm" svg:x="6.923cm" svg:y="18.283cm">
          <text:p text:style-name="P2">DataNod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794cm" svg:height="1.27cm" svg:x="18.295cm" svg:y="16.854cm">
          <text:p text:style-name="P1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4.699cm" svg:height="1.016cm" svg:x="1.581cm" svg:y="17.127cm">
          <text:p text:style-name="P2"><text:span text:style-name="T4">Resource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.683cm" svg:height="1.016cm" svg:x="7.023cm" svg:y="17.084cm">
          <text:p text:style-name="P2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2.794cm" svg:height="1.27cm" svg:x="15.097cm" svg:y="16.854cm">
          <text:p text:style-name="P16"><text:span text:style-name="T5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3.683cm" svg:height="1.016cm" svg:x="7.481cm" svg:y="16.695cm">
          <text:p text:style-name="P2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.683cm" svg:height="1.016cm" svg:x="8.255cm" svg:y="16.265cm">
          <text:p text:style-name="P2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794cm" svg:height="1.27cm" svg:x="18.595cm" svg:y="16.554cm">
          <text:p text:style-name="P1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2.794cm" svg:height="1.27cm" svg:x="18.995cm" svg:y="16.254cm">
          <text:p text:style-name="P1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9:53:48.970650121</meta:creation-date>
    <dc:date>2022-09-23T14:51:04.760737951</dc:date>
    <meta:editing-duration>PT1H17M11S</meta:editing-duration>
    <meta:editing-cycles>7</meta:editing-cycles>
    <meta:generator>LibreOffice/6.4.7.2$Linux_X86_64 LibreOffice_project/40$Build-2</meta:generator>
    <meta:document-statistic meta:object-count="75"/>
  </office:meta>
</office:document-meta>
</file>